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9-27T00:00:00" table:style-name="ce5">
            <text:p>27.09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0" table:style-name="ce9">
            <text:p>10</text:p>
          </table:table-cell>
          <table:table-cell office:value-type="currency" office:value="10" table:formula="of:=[.A10]*([.D10]+50*[.C10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2]*([.D12]+25*[.C12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0" table:style-name="ce9">
            <text:p>20</text:p>
          </table:table-cell>
          <table:table-cell office:value-type="currency" office:value="400" table:formula="of:=[.A14]*[.D14]" table:style-name="ce10">
            <text:p>CHF 4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450" table:formula="of:=[.A15]*[.D15]" table:style-name="ce10">
            <text:p>CHF 4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0" table:formula="of:=[.A16]*[.D16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361" table:formula="of:=SUM([.E6:.E18])" table:number-columns-spanned="2" table:number-rows-spanned="1" table:style-name="ce12">
            <text:p>CHF 1 36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subject>État du contenu de la caisse à instant T</dc:subject>
    <dc:creator>Nathan Fiorellino</dc:creator>
    <meta:creation-date>2019-04-15T09:02:29Z</meta:creation-date>
    <dc:date>2021-09-27T20:02:03Z</dc:date>
    <meta:editing-cycles>13</meta:editing-cycles>
    <meta:editing-duration>PT18807S</meta:editing-duration>
  </office:meta>
</office:document-meta>
</file>